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82cm"/>
    </style:style>
    <style:style style:name="co4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 table:number-columns-repeated="16376"/>
        </table:table-row>
        <table:table-row table:style-name="ro1">
          <table:table-cell office:value-type="string" calcext:value-type="string">
            <text:p>Enhanced Damage (%)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parameter is repeated exactly.</text:p>
          </table:table-cell>
        </table:table-row>
        <table:table-row table:style-name="ro1">
          <table:table-cell office:value-type="string" calcext:value-type="string">
            <text:p>Enhanced Damage to Undead (%)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Increase Maximum Durability (%)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Enhanced Defense (%)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Extra Gold (%)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</table:table-row>
        <table:table-row table:style-name="ro1">
          <table:table-cell office:value-type="string" calcext:value-type="string">
            <text:p>Magic Find (%)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Vendor Cost (-%)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Increased Attack Speed (%)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</table:table-row>
        <table:table-row table:style-name="ro1">
          <table:table-cell office:value-type="string" calcext:value-type="string">
            <text:p>Faster Hit Recovery (%)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Faster Cast Rate (%)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</table:table-row>
        <table:table-row table:style-name="ro1"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Target Defense (-%)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string" calcext:value-type="string">
            <text:p>Open Wounds Probability (%)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string" calcext:value-type="string">
            <text:p>Crushing Blow Probability (%)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office:value-type="string" calcext:value-type="string">
            <text:p>1i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string" calcext:value-type="string">
            <text:p>Damage taken goes to Mana (%)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A little fickly as to which values are accepted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10 seconds. Z is the duration in frames. D2 runs at 25fps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Poison Skill Damage Bonus (%)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On Attack: Lvl. X Skill Y Autocast Prob (%)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string" calcext:value-type="string">
            <text:p>On Kill: Lvl. X, Skill Y, Autocast Prob (%)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On Being Hit: Lvl. X, Skill Y, Autocast Prob (%)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Charged Item: Lvl. X Skill Y k/N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1i</text:p>
          </table:table-cell>
          <table:table-cell table:number-columns-repeated="2" office:value-type="string" calcext:value-type="string">
            <text:p>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string" calcext:value-type="string">
            <text:p>Reduce Enemy Lightning Resist (-%)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string" calcext:value-type="string">
            <text:p>Reduce Enemy Fire Resist (-%)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string" calcext:value-type="string">
            <text:p>Reduce Enemy Cold Resist (-%)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>
          <table:table-cell office:value-type="string" calcext:value-type="string">
            <text:p>Resist Lightning (%)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string" calcext:value-type="string">
            <text:p>Resist Cold (%)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string" calcext:value-type="string">
            <text:p>Resist Poison (%)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string" calcext:value-type="string">
            <text:p>Resist Fire (%)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</table:table-row>
        <table:table-row table:style-name="ro1">
          <table:table-cell office:value-type="string" calcext:value-type="string">
            <text:p>Max Fire Resist (+%)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</table:table-row>
        <table:table-row table:style-name="ro1">
          <table:table-cell office:value-type="string" calcext:value-type="string">
            <text:p>Max Lightning Resist (+%)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</table:table-row>
        <table:table-row table:style-name="ro1">
          <table:table-cell office:value-type="string" calcext:value-type="string">
            <text:p>Max Cold Resist (+%)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string" calcext:value-type="string">
            <text:p>Max Poison Resist (+%)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</table:table-row>
        <table:table-row table:style-name="ro1"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</table:table-row>
        <table:table-row table:style-name="ro1"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</table:table-row>
        <table:table-row table:style-name="ro1">
          <table:table-cell office:value-type="string" calcext:value-type="string">
            <text:p>Maximum Stamina Bonus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</table:table-row>
        <table:table-row table:style-name="ro1"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Faster Run and Walk (%)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string" calcext:value-type="string">
            <text:p>Strength Bonus Based on Char Lvl.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string" calcext:value-type="string">
            <text:p>Magic Find Bonus Based on Char Lvl. (%)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.00.0000</text:date>, <text:time style:data-style-name="N2" text:time-value="00:40:10.575526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11T00:40:38.827078090</dc:date>
    <meta:editing-duration>PT6H54M24S</meta:editing-duration>
    <meta:editing-cycles>63</meta:editing-cycles>
    <meta:document-statistic meta:table-count="1" meta:cell-count="267" meta:object-count="0"/>
  </office:meta>
</office:document-meta>
</file>